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style:font-name="Arial" style:font-name-asian="Arial" style:font-name-complex="Arial" fo:font-size="11pt" style:font-size-asian="11pt" style:font-size-complex="11pt" fo:font-weight="bold" style:font-weight-asian="bold" style:font-weight-complex="bold"/>
    </style:style>
    <style:style style:name="ce3" style:family="table-cell" style:parent-style-name="Default" style:data-style-name="N0">
      <style:table-cell-properties style:vertical-align="top" fo:wrap-option="wrap"/>
      <style:text-properties style:font-name="Arial" style:font-name-asian="Arial" style:font-name-complex="Arial" fo:font-size="11pt" style:font-size-asian="11pt" style:font-size-complex="11pt"/>
    </style:style>
    <style:style style:name="ce4" style:family="table-cell" style:parent-style-name="Default" style:data-style-name="N0">
      <style:text-properties style:font-name="Arial" style:font-name-asian="Arial" style:font-name-complex="Arial" fo:font-size="11pt" style:font-size-asian="11pt" style:font-size-complex="11pt"/>
    </style:style>
    <style:style style:name="ce5" style:family="table-cell" style:parent-style-name="Default" style:data-style-name="N0">
      <style:table-cell-properties style:vertical-align="top" fo:wrap-option="wrap" fo:background-color="transparent"/>
      <style:text-properties style:font-name="Arial" style:font-name-asian="Arial" style:font-name-complex="Arial" fo:font-size="11pt" style:font-size-asian="11pt" style:font-size-complex="11pt"/>
    </style:style>
    <style:style style:name="ce6"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1pt" style:font-size-asian="11pt" style:font-size-complex="11pt"/>
    </style:style>
    <style:style style:name="co1" style:family="table-column">
      <style:table-column-properties fo:break-before="auto" style:column-width="3.571875cm"/>
    </style:style>
    <style:style style:name="co2" style:family="table-column">
      <style:table-column-properties fo:break-before="auto" style:column-width="3.14854166666667cm"/>
    </style:style>
    <style:style style:name="co3" style:family="table-column">
      <style:table-column-properties fo:break-before="auto" style:column-width="5.794375cm"/>
    </style:style>
    <style:style style:name="co4" style:family="table-column">
      <style:table-column-properties fo:break-before="auto" style:column-width="8.83708333333333cm"/>
    </style:style>
    <style:style style:name="co5" style:family="table-column">
      <style:table-column-properties fo:break-before="auto" style:column-width="1.40229166666667cm" style:use-optimal-column-width="true"/>
    </style:style>
    <style:style style:name="co6" style:family="table-column">
      <style:table-column-properties fo:break-before="auto" style:column-width="4.73604166666667cm"/>
    </style:style>
    <style:style style:name="co7" style:family="table-column">
      <style:table-column-properties fo:break-before="auto" style:column-width="8.651875cm"/>
    </style:style>
    <style:style style:name="co8" style:family="table-column">
      <style:table-column-properties fo:break-before="auto" style:column-width="1.71979166666667cm"/>
    </style:style>
    <style:style style:name="ro1" style:family="table-row">
      <style:table-row-properties style:row-height="15pt" style:use-optimal-row-height="true" fo:break-before="auto"/>
    </style:style>
    <style:style style:name="ro2" style:family="table-row">
      <style:table-row-properties style:row-height="6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135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150pt" style:use-optimal-row-height="true" fo:break-before="auto"/>
    </style:style>
    <style:style style:name="ro8" style:family="table-row">
      <style:table-row-properties style:row-height="210pt" style:use-optimal-row-height="true" fo:break-before="auto"/>
    </style:style>
    <style:style style:name="ro9" style:family="table-row">
      <style:table-row-properties style:row-height="270pt" style:use-optimal-row-height="true" fo:break-before="auto"/>
    </style:style>
    <style:style style:name="ro10" style:family="table-row">
      <style:table-row-properties style:row-height="120pt" style:use-optimal-row-height="true" fo:break-before="auto"/>
    </style:style>
    <style:style style:name="ro11" style:family="table-row">
      <style:table-row-properties style:row-height="314pt" style:use-optimal-row-height="true" fo:break-before="auto"/>
    </style:style>
    <style:style style:name="ro12" style:family="table-row">
      <style:table-row-properties style:row-height="180pt" style:use-optimal-row-height="true" fo:break-before="auto"/>
    </style:style>
    <style:style style:name="ro13" style:family="table-row">
      <style:table-row-properties style:row-height="409.6pt" style:use-optimal-row-height="true" fo:break-before="auto"/>
    </style:style>
    <style:style style:name="ro14" style:family="table-row">
      <style:table-row-properties style:row-height="285pt" style:use-optimal-row-height="true" fo:break-before="auto"/>
    </style:style>
    <style:style style:name="ro15" style:family="table-row">
      <style:table-row-properties style:row-height="255pt" style:use-optimal-row-height="true" fo:break-before="auto"/>
    </style:style>
    <style:style style:name="ro16"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outcomes_requirements_template_"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6377" table:default-cell-style-name="ce3"/>
        <table:table-row table:style-name="ro1">
          <table:table-cell office:value-type="string" table:style-name="ce2">
            <text:p>Section</text:p>
          </table:table-cell>
          <table:table-cell office:value-type="string" table:style-name="ce2">
            <text:p>Subsection</text:p>
          </table:table-cell>
          <table:table-cell office:value-type="string" table:style-name="ce2">
            <text:p>Question</text:p>
          </table:table-cell>
          <table:table-cell office:value-type="string" table:style-name="ce2">
            <text:p>Template guidance</text:p>
          </table:table-cell>
          <table:table-cell office:value-type="string" table:style-name="ce2">
            <text:p>Optional</text:p>
          </table:table-cell>
          <table:table-cell office:value-type="string" table:style-name="ce2">
            <text:p>Input limit</text:p>
          </table:table-cell>
          <table:table-cell office:value-type="string" table:style-name="ce2">
            <text:p>Example answer</text:p>
          </table:table-cell>
          <table:table-cell table:number-columns-repeated="16377" table:style-name="ce2"/>
        </table:table-row>
        <table:table-row table:style-name="ro2">
          <table:table-cell office:value-type="string" table:style-name="ce3">
            <text:p>Write and publish your requirements</text:p>
          </table:table-cell>
          <table:table-cell office:value-type="string" table:style-name="ce3">
            <text:p>1. Project and colleagues</text:p>
          </table:table-cell>
          <table:table-cell office:value-type="string" table:style-name="ce3">
            <text:p>Name your project</text:p>
          </table:table-cell>
          <table:table-cell office:value-type="string" table:style-name="ce3">
            <text:p>The project name is the unique title you assign to the procurement. It should be a clear statement of your key requirement. It can contain a reference, for example: ABC123, to help you refer to your requirements when talking to suppliers.</text:p>
          </table:table-cell>
          <table:table-cell table:style-name="ce3"/>
          <table:table-cell office:value-type="string" table:style-name="ce3">
            <text:p>500 characters maximum</text:p>
          </table:table-cell>
          <table:table-cell office:value-type="string" table:style-name="ce3">
            <text:p>ABC123 Outcome for a skilled digital team to develop GovWifi from beta to a live service</text:p>
          </table:table-cell>
          <table:table-cell table:number-columns-repeated="16377" table:style-name="ce4"/>
        </table:table-row>
        <table:table-row table:style-name="ro3">
          <table:table-cell table:number-columns-repeated="2" table:style-name="ce3"/>
          <table:table-cell office:value-type="string" table:style-name="ce3">
            <text:p>Change who will lead the procurement</text:p>
          </table:table-cell>
          <table:table-cell office:value-type="string" table:style-name="ce3">
            <text:p>When you create the project you will, by default, be registerd as the lead for the procurement. This means you will be the main point of contact for any questions submitted by suppliers. You can change the procurement lead by selecting any other colleague registered on the system.</text:p>
          </table:table-cell>
          <table:table-cell office:value-type="string" table:style-name="ce3">
            <text:p>Optional</text:p>
          </table:table-cell>
          <table:table-cell office:value-type="string" table:style-name="ce3">
            <text:p>Select from list of registered users on PPG (Public Procurement Gateway)</text:p>
          </table:table-cell>
          <table:table-cell table:style-name="ce3"/>
          <table:table-cell table:number-columns-repeated="16377" table:style-name="ce4"/>
        </table:table-row>
        <table:table-row table:style-name="ro4">
          <table:table-cell table:number-columns-repeated="2" table:style-name="ce3"/>
          <table:table-cell office:value-type="string" table:style-name="ce3">
            <text:p>Add colleagues to your project</text:p>
          </table:table-cell>
          <table:table-cell office:value-type="string" table:style-name="ce3">
            <text:p>You're advised to add additional colleagues to your project in case you are unavailable at any time. Additional colleagues can help you write your requirements, and review and evaluate suppliers.</text:p>
          </table:table-cell>
          <table:table-cell office:value-type="string" table:style-name="ce3">
            <text:p>Optional</text:p>
          </table:table-cell>
          <table:table-cell office:value-type="string" table:style-name="ce3">
            <text:p>Select from list of registered users on PPG (Public Procurement Gateway)</text:p>
          </table:table-cell>
          <table:table-cell table:style-name="ce3"/>
          <table:table-cell table:number-columns-repeated="16377" table:style-name="ce4"/>
        </table:table-row>
        <table:table-row table:style-name="ro2">
          <table:table-cell table:style-name="ce3"/>
          <table:table-cell office:value-type="string" table:style-name="ce3">
            <text:p>2. Add context and requirements</text:p>
          </table:table-cell>
          <table:table-cell office:value-type="string" table:style-name="ce3">
            <text:p>Terms and acronyms</text:p>
          </table:table-cell>
          <table:table-cell office:value-type="string" table:style-name="ce3">
            <text:p>Explain any terms and acronyms that you use. This will help suppliers to understand your requirements and reduce the number of supplier questions.</text:p>
          </table:table-cell>
          <table:table-cell office:value-type="string" table:style-name="ce3">
            <text:p>Optional</text:p>
          </table:table-cell>
          <table:table-cell office:value-type="string" table:style-name="ce3">
            <text:p>You can add upto 20 terms and acronyms. The description of each acronym can be upto 5000 characters maximum.</text:p>
          </table:table-cell>
          <table:table-cell table:style-name="ce3"/>
          <table:table-cell table:number-columns-repeated="16377" table:style-name="ce4"/>
        </table:table-row>
        <table:table-row table:style-name="ro4">
          <table:table-cell table:number-columns-repeated="2" table:style-name="ce3"/>
          <table:table-cell office:value-type="string" table:style-name="ce3">
            <text:p>Summary of work</text:p>
          </table:table-cell>
          <table:table-cell office:value-type="string" table:style-name="ce3">
            <text:p>Help suppliers decide whether or not to view your requirements and make a bid. Provide a high level summary of the project goals and the problem you are trying to solve.</text:p>
          </table:table-cell>
          <table:table-cell table:style-name="ce3"/>
          <table:table-cell office:value-type="string" table:style-name="ce3">
            <text:p>5000 characters maximum</text:p>
          </table:table-cell>
          <table:table-cell office:value-type="string" table:style-name="ce3">
            <text:p>GDS require a team with good knowledge PHP and Ruby to develop, run and support the GovWifi from public beta to a live service.</text:p>
          </table:table-cell>
          <table:table-cell table:number-columns-repeated="16377" table:style-name="ce4"/>
        </table:table-row>
        <table:table-row table:style-name="ro5">
          <table:table-cell table:number-columns-repeated="2" table:style-name="ce3"/>
          <table:table-cell office:value-type="string" table:style-name="ce3">
            <text:p>Where the supplied staff will work</text:p>
          </table:table-cell>
          <table:table-cell office:value-type="string" table:style-name="ce3">
            <text:p>Select the locations where you would expect the supplied staff to work. You can select multiple locations. If you do not need them to work in an office select ‘No specific location’.</text:p>
          </table:table-cell>
          <table:table-cell table:style-name="ce3"/>
          <table:table-cell office:value-type="string" table:style-name="ce3">
            <text:p>Select from list: North East England / North West England / Yorkshire and the Humber / East Midlands / West Midlands / East of England / London / South East England / South West England / Scotland / Wales / Northern Ireland / No specific location (for example they can work remotely)</text:p>
          </table:table-cell>
          <table:table-cell office:value-type="string" table:style-name="ce3">
            <text:p>South West England / Wales</text:p>
          </table:table-cell>
          <table:table-cell table:number-columns-repeated="16377" table:style-name="ce4"/>
        </table:table-row>
        <table:table-row table:style-name="ro6">
          <table:table-cell table:number-columns-repeated="2" table:style-name="ce3"/>
          <table:table-cell office:value-type="string" table:style-name="ce3">
            <text:p>Who the organisation using the products or services is</text:p>
          </table:table-cell>
          <table:table-cell office:value-type="string" table:style-name="ce3">
            <text:p>Tell suppliers if you are buying products and services on behalf of another organisation.</text:p>
          </table:table-cell>
          <table:table-cell office:value-type="string" table:style-name="ce3">
            <text:p>Optional</text:p>
          </table:table-cell>
          <table:table-cell office:value-type="string" table:style-name="ce3">
            <text:p>500 characters maximum</text:p>
          </table:table-cell>
          <table:table-cell office:value-type="string" table:style-name="ce3">
            <text:p>Government Digital Service</text:p>
          </table:table-cell>
          <table:table-cell table:number-columns-repeated="16377" table:style-name="ce4"/>
        </table:table-row>
        <table:table-row table:style-name="ro7">
          <table:table-cell table:number-columns-repeated="2" table:style-name="ce3"/>
          <table:table-cell office:value-type="string" table:style-name="ce3">
            <text:p>Why the work is being done</text:p>
          </table:table-cell>
          <table:table-cell office:value-type="string" table:style-name="ce3">
            <text:p>This needs to be clear to suppliers and give some background as to why this work is needed. Describe the organisation or policy goal the work supports. For example: how a new law changes the way users receive government payments. Is there a current digital service that is no longer fit for purpose and not meeting user's needs? Include any important dates. You must say if you need the work to be done by a certain date. This will help suppliers understand any time constraints.</text:p>
          </table:table-cell>
          <table:table-cell table:style-name="ce3"/>
          <table:table-cell office:value-type="string" table:style-name="ce3">
            <text:p>5000 characters maximum</text:p>
          </table:table-cell>
          <table:table-cell office:value-type="string" table:style-name="ce3">
            <text:p>GovWifi is intended to provide internet access for visitors and Civil Servants to central government and wider public sector buildings across the country, allowing users to sign in once and able to use the service at multiple locations. GovWifi is currently a beta service which is being consumed by a number of public sector organisations across their locations. In order to continue to realise benefits set out in the Common Technology Services business case the service needs to be able to handle increased demand and wider adoption of the service over the 2020/21 financial year.</text:p>
          </table:table-cell>
          <table:table-cell table:number-columns-repeated="16377" table:style-name="ce4"/>
        </table:table-row>
        <table:table-row table:style-name="ro8">
          <table:table-cell table:number-columns-repeated="2" table:style-name="ce3"/>
          <table:table-cell office:value-type="string" table:style-name="ce3">
            <text:p>The business problem you need to solve</text:p>
          </table:table-cell>
          <table:table-cell office:value-type="string" table:style-name="ce3">
            <text:p>You must be clear on what problem suppliers will be solving. For example: patients can’t access their medical records. You must not be describing the solution you want. Suppliers will be able to provide innovative solutions if the problem is clearly described. If you had 60 seconds to explain what problem you as a buyer are trying to solve, how would you describe this to enable the supplier to propose a solution? If you are looking for one capability, for example, a team of developers, you need to describe this. If the supplier is working on different work packages relating to the overall digital outcome this needs to be described so it doesn't look like you are buying a 'bench' of roles which is not within scope of the framework. Detail any risks or challenges the supplier should be aware of. You can include what your expected deliverables or outcomes are.</text:p>
          </table:table-cell>
          <table:table-cell table:style-name="ce3"/>
          <table:table-cell office:value-type="string" table:style-name="ce3">
            <text:p>5000 characters maximum</text:p>
          </table:table-cell>
          <table:table-cell office:value-type="string" table:style-name="ce3">
            <text:p>Visitors and civil servants can gain internet access in public sector buildings across the country, having only to register once and access the internet in multiple locations.</text:p>
          </table:table-cell>
          <table:table-cell table:number-columns-repeated="16377" table:style-name="ce4"/>
        </table:table-row>
        <table:table-row table:style-name="ro5">
          <table:table-cell table:number-columns-repeated="2" table:style-name="ce3"/>
          <table:table-cell office:value-type="string" table:style-name="ce3">
            <text:p>The people who will use your product or service</text:p>
          </table:table-cell>
          <table:table-cell office:value-type="string" table:style-name="ce3">
            <text:p>You must describe who the users of the digital service will be. Will this be internal teams / stakeholders? How will they use the service? Will citizens be using the digital service? Detail as much as possible on the level of user and what they need from the service. You should use this format: As a… (who is the user?) I need to… (what does the user want to do?) So that… (why does the user want to do this?). For example: as a carer, I need to know if I can get Carer’s Allowance, so that I know if I should apply for it or not.</text:p>
          </table:table-cell>
          <table:table-cell table:style-name="ce3"/>
          <table:table-cell office:value-type="string" table:style-name="ce3">
            <text:p>You can add upto 10 user types. <text:s/>The description of each user type <text:s/>can be upto 5000 characters maximum.</text:p>
          </table:table-cell>
          <table:table-cell office:value-type="string" table:style-name="ce3">
            <text:p>As a visitor / worker I need to access the internet on my devices in order to do my work; so that I can work efficiently and connect to the internet when I arrive at a different location, and delegates can get online and receive details before they arrive. As an organisation I need to provide wifi for my users and monitor traffic and the content that is being consumed in my department; so that I can provide a secure internet connection and users can work without installing any infrastructure, and I can access logs to diagnose why a user can't connect.</text:p>
          </table:table-cell>
          <table:table-cell table:number-columns-repeated="16377" table:style-name="ce4"/>
        </table:table-row>
        <table:table-row table:style-name="ro3">
          <table:table-cell table:number-columns-repeated="2" table:style-name="ce3"/>
          <table:table-cell office:value-type="string" table:style-name="ce3">
            <text:p>Pre-tender market engagement</text:p>
          </table:table-cell>
          <table:table-cell office:value-type="string" table:style-name="ce3">
            <text:p>Tell the supplier if you have done any pre-tender market engagement, and give details about the outcome. You can include any recommendations or suggestions you received. You can upload documents in support of your requirements at a later stage.</text:p>
          </table:table-cell>
          <table:table-cell office:value-type="string" table:style-name="ce3">
            <text:p>Optional</text:p>
          </table:table-cell>
          <table:table-cell office:value-type="string" table:style-name="ce3">
            <text:p>5000 characters maximum</text:p>
          </table:table-cell>
          <table:table-cell office:value-type="string" table:style-name="ce3">
            <text:p>A pre-tender market engagement event was held on [Date Month Year] to provide all suppliers with more detailed background on the requirements. The information shared during the event and subsequent questions and answers are available in the uploaded document abc123.docx</text:p>
          </table:table-cell>
          <table:table-cell table:number-columns-repeated="16377" table:style-name="ce4"/>
        </table:table-row>
        <table:table-row table:style-name="ro4">
          <table:table-cell table:number-columns-repeated="2" table:style-name="ce3"/>
          <table:table-cell office:value-type="string" table:style-name="ce3">
            <text:p>Work done so far</text:p>
          </table:table-cell>
          <table:table-cell office:value-type="string" table:style-name="ce3">
            <text:p>If you’ve already done some work, for example, completed a discovery phase, you should describe it here. You can upload documents in support of your requirements at a later stage.</text:p>
          </table:table-cell>
          <table:table-cell office:value-type="string" table:style-name="ce3">
            <text:p>Optional</text:p>
          </table:table-cell>
          <table:table-cell office:value-type="string" table:style-name="ce3">
            <text:p>5000 characters maximum</text:p>
          </table:table-cell>
          <table:table-cell office:value-type="string" table:style-name="ce3">
            <text:p>GovWifi is in public beta being used by over 70 organisations in over 300 locations.</text:p>
          </table:table-cell>
          <table:table-cell table:number-columns-repeated="16377" table:style-name="ce4"/>
        </table:table-row>
        <table:table-row table:style-name="ro2">
          <table:table-cell table:number-columns-repeated="2" table:style-name="ce3"/>
          <table:table-cell office:value-type="string" table:style-name="ce3">
            <text:p>Which phase the project is in</text:p>
          </table:table-cell>
          <table:table-cell office:value-type="string" table:style-name="ce3">
            <text:p>The phases described are for agile development. The maturity of the project will help to determine the type of specialists required. Read more about service design phases: https://www.gov.uk/service-manual/phases</text:p>
          </table:table-cell>
          <table:table-cell table:style-name="ce3"/>
          <table:table-cell office:value-type="string" table:style-name="ce3">
            <text:p>Select from list: Not started / Discovery / Alpha / Beta / Live / Not applicable</text:p>
          </table:table-cell>
          <table:table-cell office:value-type="string" table:style-name="ce3">
            <text:p>Beta</text:p>
          </table:table-cell>
          <table:table-cell table:number-columns-repeated="16377" table:style-name="ce4"/>
        </table:table-row>
        <table:table-row table:style-name="ro2">
          <table:table-cell table:number-columns-repeated="2" table:style-name="ce3"/>
          <table:table-cell office:value-type="string" table:style-name="ce3">
            <text:p>Existing team</text:p>
          </table:table-cell>
          <table:table-cell office:value-type="string" table:style-name="ce3">
            <text:p>To help suppliers understand the current team shape, describe the team the supplier will be working with and if it involves working with another supplier. Include job titles and a brief description of duties.</text:p>
          </table:table-cell>
          <table:table-cell table:style-name="ce3"/>
          <table:table-cell office:value-type="string" table:style-name="ce3">
            <text:p>5000 characters maximum</text:p>
          </table:table-cell>
          <table:table-cell office:value-type="string" table:style-name="ce3">
            <text:p>The existing team consists of a developer, user researcher, technical writer and lead product and delivery managers (which work across the programme).</text:p>
          </table:table-cell>
          <table:table-cell table:number-columns-repeated="16377" table:style-name="ce4"/>
        </table:table-row>
        <table:table-row table:style-name="ro6">
          <table:table-cell table:number-columns-repeated="2" table:style-name="ce3"/>
          <table:table-cell office:value-type="string" table:style-name="ce3">
            <text:p>Address where the work will be done</text:p>
          </table:table-cell>
          <table:table-cell office:value-type="string" table:style-name="ce3">
            <text:p>Provide specific location details of the office, or offices, where the work will take place.</text:p>
          </table:table-cell>
          <table:table-cell table:style-name="ce3"/>
          <table:table-cell office:value-type="string" table:style-name="ce3">
            <text:p>5000 characters maximum</text:p>
          </table:table-cell>
          <table:table-cell office:value-type="string" table:style-name="ce3">
            <text:p>Government Digital Service, 7th floor, The White Chapel Building, 10 Whitechapel High Street, London E1 8DX<text:s/></text:p>
          </table:table-cell>
          <table:table-cell table:number-columns-repeated="16377" table:style-name="ce4"/>
        </table:table-row>
        <table:table-row table:style-name="ro7">
          <table:table-cell table:number-columns-repeated="2" table:style-name="ce3"/>
          <table:table-cell office:value-type="string" table:style-name="ce3">
            <text:p>Working arrangements</text:p>
          </table:table-cell>
          <table:table-cell office:value-type="string" table:style-name="ce3">
            <text:p>Describe how you want to work with the supplier’s staff. Explain why you want to work with them in this way. Include any limits on expenses. For example: the supplier will be required to work in our Leeds office 2 days per week for face-to-face team meetings, and 3 days remotely. Expenses will be capped at £5,000 for the duration of the contract, and all travel and subsistence will require prior approval.</text:p>
          </table:table-cell>
          <table:table-cell table:style-name="ce3"/>
          <table:table-cell office:value-type="string" table:style-name="ce3">
            <text:p>5000 characters maximum</text:p>
          </table:table-cell>
          <table:table-cell office:value-type="string" table:style-name="ce3">
            <text:p>The supplier staff will keep GovWifi and Common Technology Services Programme team hours in order to maximise knowledge transfer and integrate with team development processes: Monday to Friday based in our office (in Aldgate) starting work by 9.30am, 7.5 hours per day + lunch time. There will be a requirement for the people working on this outcome to participate in extended hours support rota for GovWifi service they are developing - on average one week in four. Expenses will be capped at £5,000 for the duration of the contract and all travel and subsistence will require prior approval.</text:p>
          </table:table-cell>
          <table:table-cell table:number-columns-repeated="16377" table:style-name="ce4"/>
        </table:table-row>
        <table:table-row table:style-name="ro9">
          <table:table-cell table:number-columns-repeated="2" table:style-name="ce3"/>
          <table:table-cell office:value-type="string" table:style-name="ce3">
            <text:p>Security and vetting requirements</text:p>
          </table:table-cell>
          <table:table-cell office:value-type="string" table:style-name="ce3">
            <text:p>Select the required levels of security clearance for all supplier team members. Choose all that apply, providing more information if needed. We suggest all suppliers are subject to BPSS as a minimum for all requirements. You shouldn’t exclude suppliers if they don’t currently have the security clearance you need - this is inline with the government's vetting guidance https://www.gov.uk/guidance/united-kingdom-security-vettingreferees-hiring-managers-contractors-and-consultants and mandated in Annex A Statement of HMG Personnel Security and National Security Vetting Policy, para 3 - "It is government policy that individuals should not be expected to hold an existing security clearance in order to apply for posts that require vetting, except where such posts are short term and need to be filled urgently." You may need to organise security clearance and sponsor a supplier through this process if they are successfully awarded a contract. Read about the baseline personnel security standard: https://www.gov.uk/government/publications/government-baseline-personnel-security-standard</text:p>
          </table:table-cell>
          <table:table-cell table:style-name="ce3"/>
          <table:table-cell office:value-type="string" table:style-name="ce3">
            <text:p>Select from list: Baseline Personnel Security Standard (BPSS) / Counter Terrorist Check (CTC) / Developed Vetting (DV) / Security Check (SC) / No security clearance needed. Provide additional information (optional) upto 5000 characters maximum.<text:s/></text:p>
          </table:table-cell>
          <table:table-cell office:value-type="string" table:style-name="ce3">
            <text:p>BPSS / SC. All must have BPSS as a minimum. Preference for contractors to already hold SC clearance, however we would be willing to sponsor the SC clearance process at the supplier's expense. One person in the team must have SC clearance.</text:p>
          </table:table-cell>
          <table:table-cell table:number-columns-repeated="16377" table:style-name="ce4"/>
        </table:table-row>
        <table:table-row table:style-name="ro10">
          <table:table-cell table:number-columns-repeated="2" table:style-name="ce3"/>
          <table:table-cell office:value-type="string" table:style-name="ce3">
            <text:p>Latest start date</text:p>
          </table:table-cell>
          <table:table-cell office:value-type="string" table:style-name="ce3">
            <text:p>Say when you need suppliers to start work. When you shortlist, you can exclude suppliers who cannot start by this date. Think about the procurement timeline and how long it will take to complete. You will be inviting shortlisted suppliers to provide written proposals and potentially presentations. These will all need to be evaluated, moderated, the contract agreed and signed, and the supplier receive security clearance before work can commence.</text:p>
          </table:table-cell>
          <table:table-cell table:style-name="ce3"/>
          <table:table-cell office:value-type="string" table:style-name="ce3">
            <text:p>Enter date in format: DD MM YYYY</text:p>
          </table:table-cell>
          <table:table-cell office:value-type="string" table:style-name="ce3">
            <text:p>22 03 2023</text:p>
          </table:table-cell>
          <table:table-cell table:number-columns-repeated="16377" table:style-name="ce4"/>
        </table:table-row>
        <table:table-row table:style-name="ro10">
          <table:table-cell table:number-columns-repeated="2" table:style-name="ce3"/>
          <table:table-cell office:value-type="string" table:style-name="ce3">
            <text:p>Expected contract length</text:p>
          </table:table-cell>
          <table:table-cell office:value-type="string" table:style-name="ce3">
            <text:p>Enter the expected contract length and any optional extension period you wish to define. Contracts cannot last for more than 2 years. The maximum extension period should not be more than 50% of the initial contract period. This must be detailed upfront if you think you may need to use it. For example: if the initial contract period was 2 years this would allow an optional extension of upto 1 year. If the initial contract period was 1 year this would allow an optional extension of upto 6 months.</text:p>
          </table:table-cell>
          <table:table-cell table:style-name="ce3"/>
          <table:table-cell office:value-type="string" table:style-name="ce3">
            <text:p>Enter time period in format: Years Months Days</text:p>
          </table:table-cell>
          <table:table-cell office:value-type="string" table:style-name="ce3">
            <text:p>Expected contract length 2 years. Optional extension period 6 months.</text:p>
          </table:table-cell>
          <table:table-cell table:number-columns-repeated="16377" table:style-name="ce4"/>
        </table:table-row>
        <table:table-row table:style-name="ro5">
          <table:table-cell table:number-columns-repeated="2" table:style-name="ce3"/>
          <table:table-cell office:value-type="string" table:style-name="ce3">
            <text:p>Special terms and conditions</text:p>
          </table:table-cell>
          <table:table-cell office:value-type="string" table:style-name="ce3">
            <text:p>You should use the standard contract (https://www.crowncommercial.gov.uk/agreements/RM1043.8 &gt; Documents section) unless your organisation needs to include any special terms and conditions that suppliers are required to meet. Reference to your organisation’s Travel and Subsistence policy can be added as an upload document or a url, in support of any special working arrangement requirements.</text:p>
          </table:table-cell>
          <table:table-cell office:value-type="string" table:style-name="ce3">
            <text:p>Optional</text:p>
          </table:table-cell>
          <table:table-cell office:value-type="string" table:style-name="ce3">
            <text:p>You can add upto 20 special terms or conditions. Each special term or condition can be upto 5000 characters maximum.</text:p>
          </table:table-cell>
          <table:table-cell office:value-type="string" table:style-name="ce3">
            <text:p>All expenses must be pre-agreed between the parties and must comply with the Cabinet Office (CO) Travel and Subsistence (T&amp;S) Policy. All vendors are obliged to provide sufficient guarantees to implement appropriate technical and organisational measures so that the processing meets the requirements of GDPR and ensures the protection of the rights of data subjects. For further information please see the Information Commissioner's Office website https://ico.org.uk/for-organisations/data-protection-reform/overview-of-the-gdpr/</text:p>
          </table:table-cell>
          <table:table-cell table:number-columns-repeated="16377" table:style-name="ce4"/>
        </table:table-row>
        <table:table-row table:style-name="ro5">
          <table:table-cell table:number-columns-repeated="2" table:style-name="ce3"/>
          <table:table-cell office:value-type="string" table:style-name="ce3">
            <text:p>Set your budget</text:p>
          </table:table-cell>
          <table:table-cell office:value-type="string" table:style-name="ce3">
            <text:p>Include how much you can spend. Suppliers will find it helpful if you can provide a breakdown of costs so they can understand the size and scale of the project. Using a budget range is best practice, for example, £750,000 to £1,000,000. The figures quoted should be excluding VAT and any travel and subsistence. You must have budget approval before you publish your requirements. You can talk to suppliers before you publish your requirements so you know how much the work might cost.</text:p>
          </table:table-cell>
          <table:table-cell table:style-name="ce3"/>
          <table:table-cell office:value-type="string" table:style-name="ce3">
            <text:p>Select from list: Yes, I can provide a budget range / No, I am not prepared to share budget details. If you select Yes you must supply an indicative maximum budget; and can optionally provide an indicative minimum budget and additional information (upto 5000 characters maximum).</text:p>
          </table:table-cell>
          <table:table-cell office:value-type="string" table:style-name="ce3">
            <text:p>Indicative maximum budget £2,500,000. The maximum budget is up to £2.5 million for the combined Alpha and Beta deliverables. It is expected that the Alpha can be delivered for £650,000. Funding for the Beta will be conditional on the successful completion of the Alpha phase and internal budget approvals.</text:p>
          </table:table-cell>
          <table:table-cell table:number-columns-repeated="16377" table:style-name="ce4"/>
        </table:table-row>
        <table:table-row table:style-name="ro11">
          <table:table-cell table:style-name="ce3"/>
          <table:table-cell table:style-name="ce5"/>
          <table:table-cell office:value-type="string" table:style-name="ce3">
            <text:p>Confirm if you require a contracted out service or supply of resource</text:p>
          </table:table-cell>
          <table:table-cell office:value-type="string" table:style-name="ce3">
            <text:p>As the buyer, you are the worker’s client when buying a supply of resource (people to do the work). This means that you are responsible for deciding if the off-payroll working rules (IR35) apply to them. You must meet your legal obligations where they do. Choose whether you need a contracted out service or a supply of resource. Is the requirement for a contracted out service (where you outsource all ownership and responsibility for operational delivery to the supplier, including directing and managing the people delivering the service) or a supply of resource (where you engage a person or team of people to work with your staff and you manage operational direction and control)? You can access the Tax Centre of Excellence detailed guidance on contracted out service versus supply of resource: <text:s/>https://gff.civilservice.gov.uk/communities/centres-of-excellence/tax-centre-of-excellence/tax-guidance-and-information/off-payroll-working-ir35/contracted-out-service-versus-supply-of-resource/ Note: to access the Tax Centre of Excellence guidance you need to first register as a user on the OneFinance website (https://gff.civilservice.gov.uk/register/). This is to restrict access to public sector organisations only. The process is very straightforward and takes about 1 minute.</text:p>
          </table:table-cell>
          <table:table-cell table:style-name="ce3"/>
          <table:table-cell office:value-type="string" table:style-name="ce3">
            <text:p>Select from list: Contracted out service: the off-payroll rules do not apply / Supply of resource: the off-payroll rules may apply</text:p>
          </table:table-cell>
          <table:table-cell office:value-type="string" table:style-name="ce3">
            <text:p>Contracted out service: the off-payroll rules do not apply</text:p>
          </table:table-cell>
          <table:table-cell table:number-columns-repeated="16377" table:style-name="ce4"/>
        </table:table-row>
        <table:table-row table:style-name="ro6">
          <table:table-cell table:style-name="ce3"/>
          <table:table-cell office:value-type="string" table:style-name="ce5">
            <text:p>3. Upload documents</text:p>
          </table:table-cell>
          <table:table-cell office:value-type="string" table:style-name="ce3">
            <text:p>Upload documents</text:p>
          </table:table-cell>
          <table:table-cell office:value-type="string" table:style-name="ce3">
            <text:p>You can upload additional documents that will help a supplier to better understand your procurement.</text:p>
          </table:table-cell>
          <table:table-cell office:value-type="string" table:style-name="ce3">
            <text:p>Optional</text:p>
          </table:table-cell>
          <table:table-cell table:number-columns-repeated="2" table:style-name="ce3"/>
          <table:table-cell table:number-columns-repeated="16377" table:style-name="ce4"/>
        </table:table-row>
        <table:table-row table:style-name="ro3">
          <table:table-cell table:style-name="ce3"/>
          <table:table-cell office:value-type="string" table:style-name="ce5">
            <text:p>4. Set assessment criteria</text:p>
          </table:table-cell>
          <table:table-cell office:value-type="string" table:style-name="ce3">
            <text:p>How many suppliers to evaluate</text:p>
          </table:table-cell>
          <table:table-cell office:value-type="string" table:style-name="ce3">
            <text:p>Enter the number of suppliers you will take forward to the further assessment stage. You must evaluate at least 3 suppliers. You should consider the complexity of your project, the resource you have available for evaluating suppliers, and your general procurement timelines.</text:p>
          </table:table-cell>
          <table:table-cell table:style-name="ce3"/>
          <table:table-cell office:value-type="string" table:style-name="ce3">
            <text:p>Minimum 3</text:p>
          </table:table-cell>
          <table:table-cell office:value-type="float" office:value="5" table:style-name="ce6">
            <text:p>5</text:p>
          </table:table-cell>
          <table:table-cell table:number-columns-repeated="16377" table:style-name="ce4"/>
        </table:table-row>
        <table:table-row table:style-name="ro12">
          <table:table-cell table:style-name="ce5"/>
          <table:table-cell table:style-name="ce3"/>
          <table:table-cell office:value-type="string" table:style-name="ce3">
            <text:p>Set the overall weighting</text:p>
          </table:table-cell>
          <table:table-cell office:value-type="string" table:style-name="ce3">
            <text:p>Enter a weighting for each category to indicate how important each is to your procurement. Technical competence is a combination of essential, nice-to-have, and technical questions. Cultural fit refers to how well you and the supplier work together. Social value refers to how the supplier can contribute to the wider community or public benefit when delivering the project. If you are buying on behalf of a central government department, you must include a social value weighting of at least 10% of your overall evaluation weighting. Price is evaluated based on how close each suppliers quote is to the cheapest quote. The weightings must add up to 100% in total.</text:p>
          </table:table-cell>
          <table:table-cell table:style-name="ce3"/>
          <table:table-cell office:value-type="string" table:style-name="ce3">
            <text:p>Technical competence can be between 10% and 75%. Cultural fit can be between 5% and 20%. Social value can be 0%, or between 10% to 20% (Enter a value of 0% if you are not in scope of PPN 06/20, or the value of the procurement is below threshold, or the application of social value is not reasonable or proportionate to what you are buying). Price can be between 20% and 85%.</text:p>
          </table:table-cell>
          <table:table-cell office:value-type="string" table:style-name="ce3">
            <text:p>Technical competence 60%. Cultural fit 10%. Social value 10%. Price 20%.</text:p>
          </table:table-cell>
          <table:table-cell table:number-columns-repeated="16377" table:style-name="ce4"/>
        </table:table-row>
        <table:table-row table:style-name="ro7">
          <table:table-cell table:number-columns-repeated="2" table:style-name="ce3"/>
          <table:table-cell office:value-type="string" table:style-name="ce3">
            <text:p>Technical competence</text:p>
          </table:table-cell>
          <table:table-cell office:value-type="string" table:style-name="ce3">
            <text:p>Technical competence refers to how well the supplier can perform the work you require. If a supplier has the necessary skills and experience, a thorough understanding of your requirements, and works in an agile manner, they should be able to complete the work. Essential skills and experience should have a higher weighting than nice-to-have skills and experience. You should keep the majority of the weighting for technical questions. This is where the supplier will explain how they intend to deliver your bespoke solution and the value they can add. The weightings must add up to 100% in total.</text:p>
          </table:table-cell>
          <table:table-cell table:style-name="ce3"/>
          <table:table-cell office:value-type="string" table:style-name="ce3">
            <text:p>Add a % weighting to each of: Essential skills and experience / Nice-to-have skills and experience / Technical questions</text:p>
          </table:table-cell>
          <table:table-cell office:value-type="string" table:style-name="ce3">
            <text:p>Essential skills and experience 10%. Nice-to-have skills and experience 5%. Technical questions 85%.</text:p>
          </table:table-cell>
          <table:table-cell table:number-columns-repeated="16377" table:style-name="ce4"/>
        </table:table-row>
        <table:table-row table:style-name="ro13">
          <table:table-cell table:number-columns-repeated="2" table:style-name="ce3"/>
          <table:table-cell office:value-type="string" table:style-name="ce3">
            <text:p>Essential skills and experience</text:p>
          </table:table-cell>
          <table:table-cell office:value-type="string" table:style-name="ce3">
            <text:p>These are the skills and experience that suppliers must have in order to do the work you need. Suppliers who do not meet one or more of your essential criteria can be excluded at the shortlisting stage. It's best practice to have no more than about 10 criteria (subject to the complexity and scale of your procurement). Over 90% of suppliers are SME's and may not have a team of bid writers responding to projects. List all the specific skills or experience the supplier must have, for example, have experience designing services for users with low digital literacy. The more specific you can be with these criteria, the easier it will be to find a supplier who meets your needs. Remember: it is the essential criteria which will largely determine your shortlist. Does a supplier just need experience or a minimum amount? For example: a minimum of 2 years recent experience. Does a supplier need demonstrable experience working with a specific technology stack? Be specific according to your needs - if you are too generic in your criteria you may find a large number of suppliers applying who are clearly not suitable. It is discriminatory to suppliers to state that they must have previous experience working in the public sector or within your specific industry. You will need to comply with Regulation 18 Principle of Procurement under Public Contract Regulations 2015 http://www.legislation.gov.uk/uksi/2015/102/regulation/18/made. What is it about the public sector that requires specific skills or experience? Suppliers may have worked for complex commercial organisations which are highly regulated (for example, financial or pharmaceutical) and could therefore demonstrate the required skills and experience within a different environment. The weightings must add up to 100% in total.</text:p>
          </table:table-cell>
          <table:table-cell table:style-name="ce3"/>
          <table:table-cell office:value-type="string" table:style-name="ce3">
            <text:p>You can add upto 20 questions. Each criteria/question can be upto 5000 characters maximum.</text:p>
          </table:table-cell>
          <table:table-cell office:value-type="string" table:style-name="ce3">
            <text:p>1. At least 3 years expertise in iteratively, prototyping, designing and building services which meet both user needs and the GOV.UK guidelines for content design, service design and accessibility (10%). 2. At least 3 years experience in administering common open source databases like Postgres, MongoDB, Redis etc. in a production environment. Please give examples (10%).</text:p>
          </table:table-cell>
          <table:table-cell table:number-columns-repeated="16377" table:style-name="ce4"/>
        </table:table-row>
        <table:table-row table:style-name="ro12">
          <table:table-cell table:number-columns-repeated="2" table:style-name="ce3"/>
          <table:table-cell office:value-type="string" table:style-name="ce3">
            <text:p>Nice-to-have skills and experience</text:p>
          </table:table-cell>
          <table:table-cell office:value-type="string" table:style-name="ce3">
            <text:p>These skills and experience would be nice for suppliers to have, but are not essential to do the work you need. List the skills and experience you’d like the supplier to have, for example, provide evidence of delivering at scale. It's best practice to have no more than about 5 criteria (subject to the complexity and scale of your procurement). It is discriminatory to suppliers to state that they must have previous experience working in the public sector or within your specific industry. You will need to comply with Regulation 18 Principle of Procurement under Public Contract Regulations 2015 http://www.legislation.gov.uk/uksi/2015/102/regulation/18/made. The weightings must add up to 100% in total.</text:p>
          </table:table-cell>
          <table:table-cell office:value-type="string" table:style-name="ce3">
            <text:p>Optional</text:p>
          </table:table-cell>
          <table:table-cell office:value-type="string" table:style-name="ce3">
            <text:p>You can add upto 20 questions. Each criteria/question can be upto 5000 characters maximum.</text:p>
          </table:table-cell>
          <table:table-cell office:value-type="string" table:style-name="ce3">
            <text:p>Experience supporting a production environment and supporting technical customers/users (20%).</text:p>
          </table:table-cell>
          <table:table-cell table:number-columns-repeated="16377" table:style-name="ce4"/>
        </table:table-row>
        <table:table-row table:style-name="ro7">
          <table:table-cell table:number-columns-repeated="2" table:style-name="ce3"/>
          <table:table-cell office:value-type="string" table:style-name="ce3">
            <text:p>Technical questions</text:p>
          </table:table-cell>
          <table:table-cell office:value-type="string" table:style-name="ce3">
            <text:p>Technical questions are used to evaluate shortlisted suppliers on the technical competence of their proposal. Different criteria can be used to help determine if the supplier understands your project; for example: Technical solution; Approach and methodology; How the approach or solution meets user needs; How the approach or solution meets your organisation’s policy or goal; Estimated timeframes for the work; How they have identified risks and dependencies and offered approaches to manage them; Team structure; Value for money. The weightings must add up to 100% in total.</text:p>
          </table:table-cell>
          <table:table-cell table:style-name="ce3"/>
          <table:table-cell office:value-type="string" table:style-name="ce3">
            <text:p>You can add upto 20 questions. Each criteria/question can be upto 5000 characters maximum.</text:p>
          </table:table-cell>
          <table:table-cell office:value-type="string" table:style-name="ce3">
            <text:p>Describe how you identify risks and dependencies and outline approaches to managing them while developing a digital service (5%).</text:p>
          </table:table-cell>
          <table:table-cell table:number-columns-repeated="16377" table:style-name="ce4"/>
        </table:table-row>
        <table:table-row table:style-name="ro8">
          <table:table-cell table:number-columns-repeated="2" table:style-name="ce3"/>
          <table:table-cell office:value-type="string" table:style-name="ce3">
            <text:p>Write your cultural fit questions</text:p>
          </table:table-cell>
          <table:table-cell office:value-type="string" table:style-name="ce3">
            <text:p>Cultural fit questions are used to assess how well you and the supplier work together. Suggested themes for criteria: Work as a team with our organisation and other suppliers; Be transparent and collaborative when making decisions; Have a no-blame culture and encourage people to learn from their mistakes; Share knowledge and experience with other team members; Can work with clients with low technical expertise. Cultural fit is: how the supplier works with other people; how the supplier solves problems; the supplier’s approach to making decisions; how the supplier shares knowledge and experience; the supplier’s attitude to making mistakes. Cultural fit isn’t: whether the supplier looks, talks or behaves in the same way as you; about having agile skills – that’s technical competence. <text:s/>The weightings must add up to 100% in total.</text:p>
          </table:table-cell>
          <table:table-cell table:style-name="ce3"/>
          <table:table-cell office:value-type="string" table:style-name="ce3">
            <text:p>You can add upto 20 questions. Each criteria/question can be upto 5000 characters maximum.</text:p>
          </table:table-cell>
          <table:table-cell office:value-type="string" table:style-name="ce3">
            <text:p>How do you challenge the status quo to drive the best outcomes for a project (10%).</text:p>
          </table:table-cell>
          <table:table-cell table:number-columns-repeated="16377" table:style-name="ce4"/>
        </table:table-row>
        <table:table-row table:style-name="ro12">
          <table:table-cell table:number-columns-repeated="2" table:style-name="ce3"/>
          <table:table-cell office:value-type="string" table:style-name="ce3">
            <text:p>Write your social value questions</text:p>
          </table:table-cell>
          <table:table-cell office:value-type="string" table:style-name="ce3">
            <text:p>Social value questions are used to assess how the supplier can contribute to the wider social objectives that are relevant to the product or service you are buying. Suggested themes for criteria: Approach to diversity and inclusion and ability to manage wellbeing of team; How encourage under-represented groups to join workforce / apply for positions; How address and report gender pay-gap differences; Create employment opportunities through Digital apprentices and T Levels; Encourage a diverse supply chain and support for local firms. The weightings must add up to 100% in total. Note: if you specify a Social value weighting of 0% in the section 'Set the overall weighting' then you must not add any criteria/questions here.</text:p>
          </table:table-cell>
          <table:table-cell office:value-type="string" table:style-name="ce3">
            <text:p>Optional</text:p>
          </table:table-cell>
          <table:table-cell office:value-type="string" table:style-name="ce3">
            <text:p>You can add upto 20 questions. Each criteria/question can be upto 5000 characters maximum.</text:p>
          </table:table-cell>
          <table:table-cell office:value-type="string" table:style-name="ce5">
            <text:p>What action do you take to support health and wellbeing, including physical and mental health (10%).</text:p>
          </table:table-cell>
          <table:table-cell table:number-columns-repeated="16377" table:style-name="ce4"/>
        </table:table-row>
        <table:table-row table:style-name="ro14">
          <table:table-cell table:number-columns-repeated="2" table:style-name="ce3"/>
          <table:table-cell office:value-type="string" table:style-name="ce3">
            <text:p>Select your pricing model</text:p>
          </table:table-cell>
          <table:table-cell office:value-type="string" table:style-name="ce3">
            <text:p>You should choose the pricing model that best fits the way you work and provides the best value for money. Fixed price: a fixed price approach can be more expensive because the supplier owns most of the risk. The approach works best when your requirements are well defined. This allows the supplier to provide an accurate quote without unnecessary costs. The supplier must complete all the work specified in each ‘statement of work’ within the agreed time frame. <text:s/>Time and materials: a time and materials approach means you own more of the risk. The supplier will charge you for the actual time worked by the supplied staff. The supplier can send a pricing matrix showing how long they need to provide the work. If the work takes longer than expected, you pay the day rate and expenses for extra days worked. Capped time and materials: Unlike a time and <text:s/>materials approach, a capped time and materials approach limits the amount you pay for the work. If you reach the limit before the work <text:s/>is completed, the supplier must finish the work at their own expense. If the supplier finishes ahead of schedule, you only pay them for the time it took to complete the work.</text:p>
          </table:table-cell>
          <table:table-cell table:style-name="ce3"/>
          <table:table-cell office:value-type="string" table:style-name="ce3">
            <text:p>Select from list: Fixed price / Time and materials / Capped time and materials</text:p>
          </table:table-cell>
          <table:table-cell office:value-type="string" table:style-name="ce3">
            <text:p>Capped time and materials</text:p>
          </table:table-cell>
          <table:table-cell table:number-columns-repeated="16377" table:style-name="ce4"/>
        </table:table-row>
        <table:table-row table:style-name="ro13">
          <table:table-cell table:number-columns-repeated="2" table:style-name="ce3"/>
          <table:table-cell office:value-type="string" table:style-name="ce3">
            <text:p>Additional assessment methods</text:p>
          </table:table-cell>
          <table:table-cell office:value-type="string" table:style-name="ce3">
            <text:p>All suppliers will have to provide a written proposal. It should be structured around the questions you want suppliers to answer. You can also choose additional ways to assess suppliers. You can only use the methods you choose here. For example, if you do not select presentation, you will be unable to hold supplier presentations. Presentation: A presentation can help you understand a supplier’s approach to delivering work, for example, a practical demonstration of a prototype or discovery kick-off meeting. Reference: A written reference can help you determine whether a supplier has completed the work they claim to have done. You should always ask for references that are pertinent to a specific timeframe, such as work they have done in the last 2 years. Interview: An interview can help you assess whether a supplier has the necessary skills to work on your project. It will also allow you to determine whether they will be a good fit for your team.</text:p>
            <text:p>You should follow a set format and ask all suppliers the same questions. Scenario or test: A scenario or test can help you confirm a supplier’s skill level and understanding in a controlled environment. For example, you could use a scenario to assess the approach a product manager would take to solve a problem, or carry out a coding test for a developer. Case study: A case study is a good way to see, in detail, the work suppliers have done before. It can help you understand whether the people who’ll be working on your project have the right skills and experience. Work history: A work history lists the previous work a supplier has done. It should give you a view of the skills and experience of the team members who will be working on your project.</text:p>
          </table:table-cell>
          <table:table-cell table:style-name="ce3"/>
          <table:table-cell office:value-type="string" table:style-name="ce3">
            <text:p>Select from list: Presentation / Reference / Interview / Scenario or test / Case study / Work history / None</text:p>
          </table:table-cell>
          <table:table-cell office:value-type="string" table:style-name="ce3">
            <text:p>Presentation / Work history</text:p>
          </table:table-cell>
          <table:table-cell table:number-columns-repeated="16377" table:style-name="ce4"/>
        </table:table-row>
        <table:table-row table:style-name="ro15">
          <table:table-cell table:number-columns-repeated="2" table:style-name="ce3"/>
          <table:table-cell office:value-type="string" table:style-name="ce3">
            <text:p>Describe question and answer session</text:p>
          </table:table-cell>
          <table:table-cell office:value-type="string" table:style-name="ce3">
            <text:p>During the application period, you must respond to all questions suppliers have about your requirements. This should be done as soon as possible, ideally within 24 hours of receipt. Providing a dedicated question and answer session means you can explain your needs and answer any questions quickly. This is useful if your requirements are complex and involve several stakeholders. You should aim to provide a session within a week of publishing your requirements. You must specify what type of session you want to hold, when it will take place, and any other information that attendees will require: the type of session you want to run, such as webinar, phone conference or meeting; the date and time of the session. Depending on the type of session you choose, you could also include: software needed; a url; a phone number; an access code; an address (including postcode). This list is not exhaustive; include anything else suppliers need to participate. After the session, you must make the questions raised and your responses to them available to all suppliers.</text:p>
          </table:table-cell>
          <table:table-cell office:value-type="string" table:style-name="ce3">
            <text:p>Optional</text:p>
          </table:table-cell>
          <table:table-cell office:value-type="string" table:style-name="ce3">
            <text:p>5000 characters maximum</text:p>
          </table:table-cell>
          <table:table-cell office:value-type="string" table:style-name="ce3">
            <text:p>We will be holding a Q&amp;A session to answer all clarification questions on DD/MM/YYYY at hh:mm. This will be hosted as a webinar which you can join here: https://cabinetoffice.webex.com/cabinetoffice/xyz at the appropriate time. If you are prompted for a meeting password it is ABC123. If you are joining by phone, please use the following details: +44 20 3478 '5289 Call-in toll number (UK); Meeting number (access code): 123 456 789. If you have any difficulties when joining the webinar, please feel free to get in touch by emailing abc@cabinetoffice.gov.uk</text:p>
          </table:table-cell>
          <table:table-cell table:number-columns-repeated="16377" table:style-name="ce4"/>
        </table:table-row>
        <table:table-row table:style-name="ro10">
          <table:table-cell table:number-columns-repeated="2" table:style-name="ce3"/>
          <table:table-cell office:value-type="string" table:style-name="ce3">
            <text:p>How you will score suppliers</text:p>
          </table:table-cell>
          <table:table-cell office:value-type="string" table:style-name="ce3">
            <text:p>You must tell suppliers what scoring criteria you are using to evaluate their responses. You must also use this scoring criteria for all suppliers, to make sure you have evaluated them fairly. You can use the default scoring criteria of 0 to 3 (Not met to Exceeded, which has become normalised in previous iterations of the agreement) or you can create your own. You must use the same scoring criteria for both stage 1: shortlisting and stage 2: further assessment.</text:p>
          </table:table-cell>
          <table:table-cell table:style-name="ce3"/>
          <table:table-cell office:value-type="string" table:style-name="ce3">
            <text:p>You can create a scoring criteria with between 2 to 10 levels.</text:p>
          </table:table-cell>
          <table:table-cell office:value-type="string" table:style-name="ce3">
            <text:p>100 = Excellent and Completely Relevant / 80 = Good and Highly Relevant / 60 = Satisfactory and Relevant / 40 = Limited and Partially Relevant / 20 = Poor and Only Partially Relevant / 0 = Not Considered Relevant</text:p>
          </table:table-cell>
          <table:table-cell table:number-columns-repeated="16377"/>
        </table:table-row>
        <table:table-row table:style-name="ro9">
          <table:table-cell table:style-name="ce3"/>
          <table:table-cell office:value-type="string" table:style-name="ce3">
            <text:p>5. Review and publish stage 1</text:p>
          </table:table-cell>
          <table:table-cell office:value-type="string" table:style-name="ce3">
            <text:p>Set your timeline</text:p>
          </table:table-cell>
          <table:table-cell office:value-type="string" table:style-name="ce3">
            <text:p>A suggested timeline for the end-to-end procurement is provided for you. You can edit the dates to suit your individual needs. Once you have published your requirements, and the bid pack has been generated for suppliers, you will not be able to edit the dates for the stage 1: shortlisting stage. If you need to make any subsequent changes, you can use the Messaging functionality in the project.</text:p>
          </table:table-cell>
          <table:table-cell table:style-name="ce3"/>
          <table:table-cell office:value-type="string" table:style-name="ce3">
            <text:p>Your further competition timeline is comprised of the following stages: Publication of stage 1 / Clarification period closes / Deadline to publish your responses to clarification questions / Deadline for suppliers to submit their stage 1 responses / Evaluation of stage 1 / Publication of stage 2 / Deadline for suppliers to submit their stage 2 responses / Supplier presentations (if applicable) / Evaluation of stage 2 / Standstill period starts (if you have requested this) / When you plan to award the contract / When you expect the contract to be signed / When you expect the supplier to start</text:p>
          </table:table-cell>
          <table:table-cell table:number-columns-repeated="16378" table:style-name="ce3"/>
        </table:table-row>
        <table:table-row table:number-rows-repeated="1048539"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style:font-face style:name="Arial" svg:font-family="Arial"/>
  </office:font-face-decls>
  <office:styles>
    <number:number-style style:name="N0">
      <number:number number:min-integer-digits="1"/>
    </number:number-style>
    <style:style style:name="_50_0_37__32_-_32_Accent1" style:display-name="20% - Accent1" style:family="table-cell" style:data-style-name="N0">
      <style:table-cell-properties fo:background-color="#D9E1F2"/>
    </style:style>
    <style:style style:name="_50_0_37__32_-_32_Accent2" style:display-name="20% - Accent2" style:family="table-cell" style:data-style-name="N0">
      <style:table-cell-properties fo:background-color="#FCE4D6"/>
    </style:style>
    <style:style style:name="_50_0_37__32_-_32_Accent3" style:display-name="20% - Accent3" style:family="table-cell" style:data-style-name="N0">
      <style:table-cell-properties fo:background-color="#EDEDED"/>
    </style:style>
    <style:style style:name="_50_0_37__32_-_32_Accent4" style:display-name="20% - Accent4" style:family="table-cell" style:data-style-name="N0">
      <style:table-cell-properties fo:background-color="#FFF2CC"/>
    </style:style>
    <style:style style:name="_50_0_37__32_-_32_Accent5" style:display-name="20% - Accent5" style:family="table-cell" style:data-style-name="N0">
      <style:table-cell-properties fo:background-color="#DDEBF7"/>
    </style:style>
    <style:style style:name="_50_0_37__32_-_32_Accent6" style:display-name="20% - Accent6" style:family="table-cell" style:data-style-name="N0">
      <style:table-cell-properties fo:background-color="#E2EFDA"/>
    </style:style>
    <style:style style:name="_52_0_37__32_-_32_Accent1" style:display-name="40% - Accent1" style:family="table-cell" style:data-style-name="N0">
      <style:table-cell-properties fo:background-color="#B4C6E7"/>
    </style:style>
    <style:style style:name="_52_0_37__32_-_32_Accent2" style:display-name="40% - Accent2" style:family="table-cell" style:data-style-name="N0">
      <style:table-cell-properties fo:background-color="#F8CBAD"/>
    </style:style>
    <style:style style:name="_52_0_37__32_-_32_Accent3" style:display-name="40% - Accent3" style:family="table-cell" style:data-style-name="N0">
      <style:table-cell-properties fo:background-color="#DBDBDB"/>
    </style:style>
    <style:style style:name="_52_0_37__32_-_32_Accent4" style:display-name="40% - Accent4" style:family="table-cell" style:data-style-name="N0">
      <style:table-cell-properties fo:background-color="#FFE699"/>
    </style:style>
    <style:style style:name="_52_0_37__32_-_32_Accent5" style:display-name="40% - Accent5" style:family="table-cell" style:data-style-name="N0">
      <style:table-cell-properties fo:background-color="#BDD7EE"/>
    </style:style>
    <style:style style:name="_52_0_37__32_-_32_Accent6" style:display-name="40% - Accent6" style:family="table-cell" style:data-style-name="N0">
      <style:table-cell-properties fo:background-color="#C6E0B4"/>
    </style:style>
    <style:style style:name="_54_0_37__32_-_32_Accent1" style:display-name="60% - Accent1" style:family="table-cell" style:data-style-name="N0">
      <style:table-cell-properties fo:background-color="#8EA9DB"/>
    </style:style>
    <style:style style:name="_54_0_37__32_-_32_Accent2" style:display-name="60% - Accent2" style:family="table-cell" style:data-style-name="N0">
      <style:table-cell-properties fo:background-color="#F4B084"/>
    </style:style>
    <style:style style:name="_54_0_37__32_-_32_Accent3" style:display-name="60% - Accent3" style:family="table-cell" style:data-style-name="N0">
      <style:table-cell-properties fo:background-color="#C9C9C9"/>
    </style:style>
    <style:style style:name="_54_0_37__32_-_32_Accent4" style:display-name="60% - Accent4" style:family="table-cell" style:data-style-name="N0">
      <style:table-cell-properties fo:background-color="#FFD966"/>
    </style:style>
    <style:style style:name="_54_0_37__32_-_32_Accent5" style:display-name="60% - Accent5" style:family="table-cell" style:data-style-name="N0">
      <style:table-cell-properties fo:background-color="#9BC2E6"/>
    </style:style>
    <style:style style:name="_54_0_37__32_-_32_Accent6" style:display-name="60% - Accent6" style:family="table-cell" style:data-style-name="N0">
      <style:table-cell-properties fo:background-color="#A9D08E"/>
    </style:style>
    <style:style style:name="Accent1" style:family="table-cell" style:data-style-name="N0">
      <style:table-cell-properties fo:background-color="#4472C4"/>
      <style:text-properties fo:color="#FFFFFF"/>
    </style:style>
    <style:style style:name="Accent2" style:family="table-cell" style:data-style-name="N0">
      <style:table-cell-properties fo:background-color="#ED7D31"/>
      <style:text-properties fo:color="#FFFFFF"/>
    </style:style>
    <style:style style:name="Accent3" style:family="table-cell" style:data-style-name="N0">
      <style:table-cell-properties fo:background-color="#A5A5A5"/>
      <style:text-properties fo:color="#FFFFFF"/>
    </style:style>
    <style:style style:name="Accent4" style:family="table-cell" style:data-style-name="N0">
      <style:table-cell-properties fo:background-color="#FFC000"/>
      <style:text-properties fo:color="#FFFFFF"/>
    </style:style>
    <style:style style:name="Accent5" style:family="table-cell" style:data-style-name="N0">
      <style:table-cell-properties fo:background-color="#5B9BD5"/>
      <style:text-properties fo:color="#FFFFFF"/>
    </style:style>
    <style:style style:name="Accent6" style:family="table-cell" style:data-style-name="N0">
      <style:table-cell-properties fo:background-color="#70AD47"/>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8EA9DB" fo:border-left="none" fo:border-right="none"/>
      <style:text-properties fo:color="#44546A" fo:font-size="11pt" style:font-size-asian="11pt" style:font-size-complex="11pt" fo:font-weight="bold" style:font-weight-asian="bold" style:font-weight-complex="bold"/>
    </style:style>
    <style:style style:name="Heading_32_4" style:display-name="Heading 4" style:family="table-cell" style:data-style-name="N0">
      <style:text-properties fo:color="#44546A" fo:font-size="11pt" style:font-size-asian="11pt" style:font-size-complex="11pt"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44546A" style:font-name="Calibri Light" style:font-name-asian="Calibri Light" style:font-name-complex="Calibri Light" fo:font-size="18pt" style:font-size-asian="18pt" style:font-size-complex="18pt"/>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3</meta:generator>
    <meta:initial-creator>Microsoft Office User</meta:initial-creator>
    <dc:creator>Microsoft Office User</dc:creator>
    <meta:creation-date>2021-02-16T16:59:07Z</meta:creation-date>
    <dc:date>2022-12-12T10:45:24Z</dc:date>
  </office:meta>
</office:document-meta>
</file>